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10000022B81D8653454DA2E1D.png" manifest:media-type="image/png"/>
  <manifest:file-entry manifest:full-path="Pictures/100000000000034E00000326701DDE9C8CC343CC.png" manifest:media-type="image/png"/>
  <manifest:file-entry manifest:full-path="Pictures/10000000000002D70000034A329617CF09FE239E.png" manifest:media-type="image/png"/>
  <manifest:file-entry manifest:full-path="Pictures/1000000000000247000002945AAD4547F17925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102in" svg:y="0.111in" svg:width="6.0728in" svg:height="6.8752in" draw:z-index="0"><draw:image xlink:href="Pictures/1000000000000247000002945AAD4547F17925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draw:frame draw:style-name="fr2" draw:name="Image2" text:anchor-type="char" svg:width="6.6929in" svg:height="7.7516in" draw:z-index="1"><draw:image xlink:href="Pictures/10000000000002D70000034A329617CF09FE239E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3" text:anchor-type="char" svg:x="0in" svg:y="0.1063in" svg:width="6.6929in" svg:height="6.3764in" draw:z-index="2"><draw:image xlink:href="Pictures/100000000000034E00000326701DDE9C8CC343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in" svg:y="-0.1134in" svg:width="6.6929in" svg:height="4.7319in" draw:z-index="3"><draw:image xlink:href="Pictures/10000000000003110000022B81D8653454DA2E1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9:23:53.379458137</meta:creation-date>
    <dc:date>2024-09-12T19:26:17.467874715</dc:date>
    <meta:editing-duration>PT2M24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